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90d2" officeooo:paragraph-rsid="001c90d2"/>
    </style:style>
    <style:style style:name="P2" style:family="paragraph" style:parent-style-name="Standard">
      <style:text-properties officeooo:rsid="001c90d2" officeooo:paragraph-rsid="001f7e45"/>
    </style:style>
    <style:style style:name="P3" style:family="paragraph" style:parent-style-name="Standard">
      <style:text-properties officeooo:rsid="001c90d2" officeooo:paragraph-rsid="003480b7"/>
    </style:style>
    <style:style style:name="P4" style:family="paragraph" style:parent-style-name="Standard">
      <style:text-properties officeooo:paragraph-rsid="001c90d2"/>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officeooo:rsid="003d7297" officeooo:paragraph-rsid="003d7297" style:font-style-asian="italic" style:font-style-complex="italic"/>
    </style:style>
    <style:style style:name="P7" style:family="paragraph" style:parent-style-name="Standard">
      <style:text-properties fo:font-style="italic" fo:font-weight="bold" officeooo:rsid="0038f4d4" officeooo:paragraph-rsid="0038f4d4" style:font-style-asian="italic" style:font-weight-asian="bold" style:font-style-complex="italic" style:font-weight-complex="bold"/>
    </style:style>
    <style:style style:name="P8" style:family="paragraph" style:parent-style-name="Standard">
      <style:text-properties fo:font-style="italic" fo:font-weight="bold" officeooo:rsid="002c9a92" officeooo:paragraph-rsid="00396866" style:font-style-asian="italic" style:font-weight-asian="bold" style:font-style-complex="italic" style:font-weight-complex="bold"/>
    </style:style>
    <style:style style:name="P9" style:family="paragraph" style:parent-style-name="Standard">
      <style:text-properties fo:font-style="italic" fo:font-weight="bold" officeooo:rsid="00320a8b" officeooo:paragraph-rsid="00396866" style:font-style-asian="italic" style:font-weight-asian="bold" style:font-style-complex="italic" style:font-weight-complex="bold"/>
    </style:style>
    <style:style style:name="P10" style:family="paragraph" style:parent-style-name="Standard">
      <style:text-properties fo:font-style="italic" fo:font-weight="bold" officeooo:rsid="003c0e34" officeooo:paragraph-rsid="003c0e34" style:font-style-asian="italic" style:font-weight-asian="bold" style:font-style-complex="italic" style:font-weight-complex="bold"/>
    </style:style>
    <style:style style:name="P11" style:family="paragraph" style:parent-style-name="Standard">
      <style:text-properties fo:font-style="italic" style:text-underline-style="none" fo:font-weight="bold" officeooo:rsid="002c9a92" officeooo:paragraph-rsid="00396866" style:font-style-asian="italic" style:font-weight-asian="bold" style:font-style-complex="italic" style:font-weight-complex="bold"/>
    </style:style>
    <style:style style:name="P12" style:family="paragraph" style:parent-style-name="Standard">
      <style:text-properties fo:font-style="normal" officeooo:rsid="001e6e55" officeooo:paragraph-rsid="003c0e34" style:font-style-asian="normal" style:font-style-complex="normal"/>
    </style:style>
    <style:style style:name="P13" style:family="paragraph" style:parent-style-name="Standard">
      <style:text-properties fo:font-style="normal" officeooo:rsid="003480b7" officeooo:paragraph-rsid="003480b7" style:font-style-asian="normal" style:font-style-complex="normal"/>
    </style:style>
    <style:style style:name="P14" style:family="paragraph" style:parent-style-name="Standard">
      <style:text-properties fo:font-style="normal" officeooo:rsid="003480b7" officeooo:paragraph-rsid="003e2270" style:font-style-asian="normal" style:font-style-complex="normal"/>
    </style:style>
    <style:style style:name="P15" style:family="paragraph" style:parent-style-name="Standard">
      <style:text-properties fo:font-style="normal" officeooo:rsid="0035d664" officeooo:paragraph-rsid="0034a097" style:font-style-asian="normal" style:font-style-complex="normal"/>
    </style:style>
    <style:style style:name="P16" style:family="paragraph" style:parent-style-name="Standard">
      <style:text-properties fo:font-style="normal" officeooo:rsid="0035d664" officeooo:paragraph-rsid="0035d664" style:font-style-asian="normal" style:font-style-complex="normal"/>
    </style:style>
    <style:style style:name="P17" style:family="paragraph" style:parent-style-name="Standard">
      <style:text-properties fo:font-style="normal" style:text-underline-style="none" fo:font-weight="normal" officeooo:rsid="0038f4d4" officeooo:paragraph-rsid="0038f4d4" style:font-style-asian="normal" style:font-weight-asian="normal" style:font-style-complex="normal" style:font-weight-complex="normal"/>
    </style:style>
    <style:style style:name="P18" style:family="paragraph" style:parent-style-name="Standard">
      <style:text-properties officeooo:rsid="001f17da" officeooo:paragraph-rsid="001f17da"/>
    </style:style>
    <style:style style:name="P19" style:family="paragraph" style:parent-style-name="Standard">
      <style:text-properties officeooo:rsid="001f7e45" officeooo:paragraph-rsid="001f7e45"/>
    </style:style>
    <style:style style:name="P20" style:family="paragraph" style:parent-style-name="Standard">
      <style:text-properties officeooo:rsid="00242a38" officeooo:paragraph-rsid="00242a38"/>
    </style:style>
    <style:style style:name="P21" style:family="paragraph" style:parent-style-name="Standard">
      <style:text-properties officeooo:rsid="0025cf9e" officeooo:paragraph-rsid="0025cf9e"/>
    </style:style>
    <style:style style:name="P22" style:family="paragraph" style:parent-style-name="Standard">
      <style:text-properties officeooo:rsid="0029f6ad" officeooo:paragraph-rsid="00242a38"/>
    </style:style>
    <style:style style:name="P23" style:family="paragraph" style:parent-style-name="Standard">
      <style:text-properties officeooo:rsid="003aa389" officeooo:paragraph-rsid="003aa389"/>
    </style:style>
    <style:style style:name="P24" style:family="paragraph" style:parent-style-name="Standard">
      <style:text-properties officeooo:rsid="003e4311" officeooo:paragraph-rsid="003e4311"/>
    </style:style>
    <style:style style:name="P25" style:family="paragraph" style:parent-style-name="Standard">
      <style:paragraph-properties fo:break-before="page"/>
      <style:text-properties officeooo:rsid="001c90d2" officeooo:paragraph-rsid="001c90d2"/>
    </style:style>
    <style:style style:name="P26" style:family="paragraph" style:parent-style-name="Standard">
      <style:text-properties fo:font-style="italic" fo:font-weight="bold" officeooo:rsid="004002bc" officeooo:paragraph-rsid="00428ae8" style:font-style-asian="italic" style:font-weight-asian="bold" style:font-style-complex="italic" style:font-weight-complex="bold"/>
    </style:style>
    <style:style style:name="P27" style:family="paragraph" style:parent-style-name="Standard">
      <style:text-properties fo:font-style="italic" fo:font-weight="bold" officeooo:rsid="0040b311" officeooo:paragraph-rsid="0040b311" style:font-style-asian="italic" style:font-weight-asian="bold" style:font-style-complex="italic" style:font-weight-complex="bold"/>
    </style:style>
    <style:style style:name="P28" style:family="paragraph" style:parent-style-name="Standard">
      <style:text-properties fo:font-style="italic" fo:font-weight="bold" officeooo:rsid="0043d7c1" officeooo:paragraph-rsid="0043d7c1" style:font-style-asian="italic" style:font-weight-asian="bold" style:font-style-complex="italic" style:font-weight-complex="bold"/>
    </style:style>
    <style:style style:name="P29" style:family="paragraph" style:parent-style-name="Standard" style:list-style-name="L1">
      <style:text-properties officeooo:paragraph-rsid="0043d7c1"/>
    </style:style>
    <style:style style:name="P30" style:family="paragraph" style:parent-style-name="Standard" style:list-style-name="L1">
      <style:text-properties officeooo:rsid="0043d7c1" officeooo:paragraph-rsid="0043d7c1"/>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bold" officeooo:rsid="001e6e55" style:font-style-asian="normal" style:font-weight-asian="bold" style:font-style-complex="normal" style:font-weight-complex="bold"/>
    </style:style>
    <style:style style:name="T3" style:family="text">
      <style:text-properties fo:font-style="normal" fo:font-weight="bold" officeooo:rsid="003da2c5"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2176ad"/>
    </style:style>
    <style:style style:name="T6" style:family="text">
      <style:text-properties officeooo:rsid="0021f220"/>
    </style:style>
    <style:style style:name="T7" style:family="text">
      <style:text-properties officeooo:rsid="0022b356"/>
    </style:style>
    <style:style style:name="T8" style:family="text">
      <style:text-properties officeooo:rsid="00265c78"/>
    </style:style>
    <style:style style:name="T9" style:family="text">
      <style:text-properties officeooo:rsid="0028699c"/>
    </style:style>
    <style:style style:name="T10" style:family="text">
      <style:text-properties officeooo:rsid="002dd8ef"/>
    </style:style>
    <style:style style:name="T11" style:family="text">
      <style:text-properties officeooo:rsid="002ee234"/>
    </style:style>
    <style:style style:name="T12" style:family="text">
      <style:text-properties officeooo:rsid="003f0081"/>
    </style:style>
    <style:style style:name="T13" style:family="text">
      <style:text-properties officeooo:rsid="0040b311"/>
    </style:style>
    <style:style style:name="T14" style:family="text">
      <style:text-properties officeooo:rsid="00414b6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43d7c1"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43d7c1" style:font-style-asian="italic" style:font-weight-asian="normal" style:font-style-complex="italic" style:font-weight-complex="normal"/>
    </style:style>
    <style:style style:name="T19" style:family="text">
      <style:text-properties officeooo:rsid="0043d7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4"/>
      <text:p text:style-name="P1">Le but de ce projet est la recommandation d'e-books.</text:p>
      <text:p text:style-name="P1">La recommandation se fait à partir d'une base de données d'e-books.</text:p>
      <text:p text:style-name="P4"/>
      <text:p text:style-name="P21">Un premier problème lié à ce projet est la création de la base de donnée, à cause du temps de traitement de chaque livre. </text:p>
      <text:p text:style-name="P1"/>
      <text:p text:style-name="P20">Un des <text:span text:style-name="T9">autres </text:span>problèmes lié à ce projet est le nombre de mots à traiter. <text:span text:style-name="T8">Plus il y a de mots à traiter, plus les vecteurs pour les recommandations (100.000 dimensions) sont grands, et donc longs à calculer. Nous avons donc décidé d'utiliser la similarité-cosinus plutôt que la distance eucldienne pour faire la recommandation, qui nous donne une valeur entre 0 et Pi à la place d'un vecteur de distances de 100.000 dimensions lui aussi.</text:span></text:p>
      <text:p text:style-name="P22"/>
      <text:p text:style-name="P22"/>
      <text:p text:style-name="P25">Méthodes </text:p>
      <text:p text:style-name="P5"/>
      <text:p text:style-name="P5">Cette partie doit comprendre les méthodes statistiques/algorithmiques/informatiques utilisées pour votre projet. En particulier, vous devez y décrire quel type de base de données a été utilisée, quels sont ses attributs, quel langage et librairies vous avez choisis, quelle(s) méthodes de data mining vous avez utilisée(s). C'est aussi ici que vous devez donner votre pipeline d'analyse en décrivant toutes les étapes. Enfin, c'est ici que vous expliquerez ce que sont vos données et comment vous les avez obtenues.</text:p>
      <text:p text:style-name="P5"/>
      <text:p text:style-name="P13">Le langage choisi pour ce projet est Python. Nous avons choisi d'utiliser ce langage, pour exploiter les nombreux modules disponibles pour le traitement de texte ou de statistiques.</text:p>
      <text:p text:style-name="P13"/>
      <text:p text:style-name="P14">La recommandation d'un e-book se base sur les statistiques associées aux mots dans un corpus.</text:p>
      <text:p text:style-name="P14">Ces statistiques sont calculées sur la base du TF-IDF.</text:p>
      <text:p text:style-name="P15"/>
      <text:p text:style-name="P16">Les e-books utilisés sont au format PDF.</text:p>
      <text:p text:style-name="P7">EXPLIQUER COMMENT ILS SONT PARSES/NETTOYES</text:p>
      <text:p text:style-name="P8">… La lecture d'un document PDF se fait grâce au module Python <text:span text:style-name="T10">pyPdf</text:span>. <text:span text:style-name="T11">Ce module permet de récupérer les métadonnées du document, ainsi que son contenu. L'auteur, le titre et le texte du document est récupéré et nettoyé.</text:span></text:p>
      <text:p text:style-name="P9">Le nettoyage des chaînes se fait grâce au module nltk.</text:p>
      <text:p text:style-name="P11">A FAIRE : expliquer quels fichiers télécharger pour nltk (stemmer)</text:p>
      <text:p text:style-name="P17"/>
      <text:p text:style-name="P10">PARAGRAPHE SUR LE STOCKAGE DES DONNEES</text:p>
      <text:p text:style-name="P27"><text:tab/>Le stockage des données consistera à sauvegarder les différentes informations nécessaires pour effectuer les calculs. <text:span text:style-name="T14">Il permet aussi de fournir les fonctions de récupération des données.</text:span></text:p>
      <text:p text:style-name="P26"><text:tab/>Nous avons opté pour le langage SQL pour la gestion de la base de données. <text:span text:style-name="T13">Pour ce faire, on a utilisé le module sqlite3 associé à python. Comme notre projet est basé initialement sur une utilisation locale, nous avons opté pour une base de données sous forme de fichier, et qui sera donc sauvegardée dans le répertoire d'exécution du programme.</text:span></text:p>
      <text:p text:style-name="P27">Les requêtes SQL s<text:span text:style-name="T19">e chargeront de la création des tables, de l'insertion des données dans les tables, ainsi que la récupération des données sur des critères précis.</text:span></text:p>
      <text:p text:style-name="P28">La base de données est composée de trois tables :</text:p>
      <text:list xml:id="list3242315643601744591" text:style-name="L1">
        <text:list-item>
          <text:p text:style-name="P29"><text:span text:style-name="T16">la table </text:span><text:span text:style-name="T18">books</text:span><text:span text:style-name="T16"> pour sauvegarder les titres et les auteurs des livres,</text:span></text:p>
        </text:list-item>
        <text:list-item>
          <text:p text:style-name="P30"><text:span text:style-name="T15">la table </text:span><text:span text:style-name="T17">word</text:span><text:span text:style-name="T4"> </text:span><text:span text:style-name="T15">pour le sauvegarde de tous les mots de tous les livres ainsi que pour chaque mot, le nombre de livres qui le contiennent,</text:span></text:p>
        </text:list-item>
        <text:list-item>
          <text:p text:style-name="P30"><text:span text:style-name="T15">la table </text:span><text:span text:style-name="T17">TF</text:span><text:span text:style-name="T15"> qui associe à chaque mot de chaque livre son TF.</text:span></text:p>
        </text:list-item>
      </text:list>
      <text:p text:style-name="P28"><text:s/><text:tab/></text:p>
      <text:p text:style-name="P10"/>
      <text:p text:style-name="P10">PARAGRAPHE SUR L'EXPLOITATION DES DONNEES</text:p>
      <text:p text:style-name="P6"><text:span text:style-name="T2">T</text:span><text:span text:style-name="T1">F-IDF, </text:span><text:span text:style-name="T3">similarité-cosinus</text:span></text:p>
      <text:p text:style-name="P12"/>
      <text:p text:style-name="P3"/>
      <text:p text:style-name="P1">Insertion d'un e-book:</text:p>
      <text:p text:style-name="P1">1 <text:s/>-parser un e-book;</text:p>
      <text:p text:style-name="P1">2 <text:s/>-nettoyer (enlever la ponctuation et autre);</text:p>
      <text:p text:style-name="P1">3 <text:s/>-compter le nombre de mots dans un e-books;</text:p>
      <text:p text:style-name="P1">4 <text:s/>-enlever les stop-words (mais ou donc or ni car et ...);</text:p>
      <text:p text:style-name="P1">5 <text:s/>-compter le nombre d'occurrence des mots;</text:p>
      <text:p text:style-name="P1">6 <text:s/>-calculer le TF des mots;</text:p>
      <text:p text:style-name="P1">7 <text:s/>-entrer le livre, ses mots et leur TF dans la base de données;</text:p>
      <text:p text:style-name="P1"/>
      <text:p text:style-name="P1"><text:soft-page-break/>Vecteur de TF-IDF d'un e-book:</text:p>
      <text:p text:style-name="P1">1 <text:s/>-compter le nombre de livres dans la base;</text:p>
      <text:p text:style-name="P1">2 <text:s/>-compter l'IDF de chaque mot de la base;</text:p>
      <text:p text:style-name="P1">3 <text:s/>-extraire les TF d'un e-book;</text:p>
      <text:p text:style-name="P1">4 <text:s/>-construire le vecteur de TF-IDF;</text:p>
      <text:p text:style-name="P1"/>
      <text:p text:style-name="P1">Matrice de similarité:</text:p>
      <text:p text:style-name="P1">1 <text:s/>-Pour chaque paire d'e-book calculer la similarité cosinus;</text:p>
      <text:p text:style-name="P1">2 <text:s/>-enregistrer le résultat dans la matrice; <text:s/></text:p>
      <text:p text:style-name="P1"/>
      <text:p text:style-name="P1">Recommandation:</text:p>
      <text:p text:style-name="P1">1 <text:s/>-choix d'un e-book par l'utilisateur;</text:p>
      <text:p text:style-name="P1">2 <text:s/>-copie de la ligne de la matrice de similarité de l'e-book;</text:p>
      <text:p text:style-name="P1">3 <text:s/>-tri de la ligne;</text:p>
      <text:p text:style-name="P1">4 <text:s/>-recommandation par du plus similaire au moins similaire.</text:p>
      <text:p text:style-name="P1"/>
      <text:p text:style-name="P1"/>
      <text:p text:style-name="P1"/>
      <text:p text:style-name="P1"/>
      <text:p text:style-name="P25">Résultats</text:p>
      <text:p text:style-name="P1"/>
      <text:p text:style-name="P1"/>
      <text:p text:style-name="P25">Discussion</text:p>
      <text:p text:style-name="P1"/>
      <text:p text:style-name="P23">Option possible : permettre la création d'une nouvelle base de donnée ; dans le cas de la création d'une nouvelle base, permettre de choisir la langue → utile pour le stemming et les stopwords</text:p>
      <text:p text:style-name="P23"/>
      <text:p text:style-name="P24">Exploiter parallélisme : vérifier que les opérations d'accès à la BDD sont atomiques, ce qui permettrait de traiter plusieurs livres à ajouter en même temps ou de calculer plusieurs TF_IDF à la fois. <text:span text:style-name="T12">Parcourir le répertoire des livres à ajouter, et créer une thread pour l'ajout d'un livre ; ira plus vite si plusieurs coeurs</text:span></text:p>
      <text:p text:style-name="P25">Conclusion</text:p>
      <text:p text:style-name="P1"/>
      <text:p text:style-name="P1"/>
      <text:p text:style-name="P25">Équipe</text:p>
      <text:p text:style-name="P1"/>
      <text:p text:style-name="P19">Le partage du travail s'est fait de la manière suivante :</text:p>
      <text:p text:style-name="P2"/>
      <text:p text:style-name="P18">Isabelle <text:span text:style-name="T5">Richard a géré </text:span>le parsing des e-books.</text:p>
      <text:p text:style-name="P18"><text:span text:style-name="T6">Lala </text:span>Tiana <text:span text:style-name="T6">Randriamparany a géré </text:span>les accès à la base de données.</text:p>
      <text:p text:style-name="P18">Victor <text:span text:style-name="T7">Oudin a géré </text:span>les algo<text:span text:style-name="T7">rithmiques</text:span> de similarité et <text:span text:style-name="T7">de </text:span>recomma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Richard</meta:initial-creator>
    <meta:creation-date>2014-03-13T16:45:59.392782108</meta:creation-date>
    <meta:generator>LibreOffice/4.1.3.2$Linux_X86_64 LibreOffice_project/410m0$Build-2</meta:generator>
    <dc:date>2014-03-17T11:05:36.066459170</dc:date>
    <dc:creator>Tiana </dc:creator>
    <meta:editing-duration>PT2H23M14S</meta:editing-duration>
    <meta:editing-cycles>49</meta:editing-cycles>
    <meta:document-statistic meta:table-count="0" meta:image-count="0" meta:object-count="0" meta:page-count="7" meta:paragraph-count="57" meta:word-count="794" meta:character-count="4721" meta:non-whitespace-character-count="3961"/>
  </office:meta>
</office:document-meta>
</file>